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a20c" officeooo:paragraph-rsid="001da20c"/>
    </style:style>
    <style:style style:name="P2" style:family="paragraph" style:parent-style-name="Standard">
      <style:text-properties officeooo:rsid="001da20c" officeooo:paragraph-rsid="001da20c"/>
    </style:style>
    <style:style style:name="P3" style:family="paragraph" style:parent-style-name="Standard">
      <style:paragraph-properties fo:text-align="center" style:justify-single-word="false"/>
      <style:text-properties officeooo:rsid="001da20c" officeooo:paragraph-rsid="001da20c"/>
    </style:style>
    <style:style style:name="P4" style:family="paragraph" style:parent-style-name="Standard">
      <style:paragraph-properties fo:text-align="center" style:justify-single-word="false"/>
      <style:text-properties fo:font-size="24pt" officeooo:rsid="001dda57" officeooo:paragraph-rsid="001dda57" style:font-size-asian="21pt" style:font-size-complex="24pt"/>
    </style:style>
    <style:style style:name="P5" style:family="paragraph" style:parent-style-name="Standard">
      <style:text-properties fo:font-size="15pt" officeooo:rsid="001dda57" officeooo:paragraph-rsid="001dda57" style:font-size-asian="13.1000003814697pt" style:font-size-complex="15pt"/>
    </style:style>
    <style:style style:name="P6" style:family="paragraph" style:parent-style-name="Standard">
      <style:text-properties officeooo:rsid="001dda57" officeooo:paragraph-rsid="001dda57"/>
    </style:style>
    <style:style style:name="T1" style:family="text">
      <style:text-properties officeooo:rsid="001dd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01 - PROCESSOS</text:p>
      <text:p text:style-name="P1"/>
      <text:p text:style-name="P5">Trabalho de Engenharia de Software III</text:p>
      <text:p text:style-name="P1"/>
      <text:p text:style-name="P1"/>
      <text:p text:style-name="P1"/>
      <text:p text:style-name="P3">Trabalho realizado por:</text:p>
      <text:p text:style-name="P3"/>
      <text:p text:style-name="P3">Camilla Damasceno</text:p>
      <text:p text:style-name="P3"/>
      <text:p text:style-name="P3">Gabriel Souza</text:p>
      <text:p text:style-name="P3"/>
      <text:p text:style-name="P3">Luiza Ávi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cesso: <text:span text:style-name="T1">Fazer</text:span> <text:span text:style-name="T1">login </text:span>do professor <text:span text:style-name="T1">em um </text:span>site</text:p>
      <text:p text:style-name="P1"/>
      <text:p text:style-name="P1"><text:span text:style-name="T1">Teste escolhido: </text:span>Teste de caixa preta</text:p>
      <text:p text:style-name="P1"/>
      <text:p text:style-name="P6">Segue o diagrama para o processo de tes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0:09:51.021000000</meta:creation-date>
    <dc:date>2019-10-01T19:11:48.598000000</dc:date>
    <meta:editing-duration>PT3M43S</meta:editing-duration>
    <meta:editing-cycles>2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9" meta:word-count="40" meta:character-count="241" meta:non-whitespace-character-count="210"/>
  </office:meta>
</office:document-meta>
</file>